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6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89in" style:rel-column-width="9361*"/>
    </style:style>
    <style:style style:name="Table3.B" style:family="table-column">
      <style:table-column-properties style:column-width="0.9896in" style:rel-column-width="9362*"/>
    </style:style>
    <style:style style:name="Table3.F" style:family="table-column">
      <style:table-column-properties style:column-width="0.9896in" style:rel-column-width="9365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6f9bf" officeooo:paragraph-rsid="0016f9bf"/>
    </style:style>
    <style:style style:name="P2" style:family="paragraph" style:parent-style-name="Table_20_Contents">
      <style:text-properties officeooo:rsid="0016f9bf" officeooo:paragraph-rsid="0016f9bf"/>
    </style:style>
    <style:style style:name="P3" style:family="paragraph" style:parent-style-name="Standard">
      <style:text-properties officeooo:rsid="0016f9bf" officeooo:paragraph-rsid="0018c0a6"/>
    </style:style>
    <style:style style:name="P4" style:family="paragraph" style:parent-style-name="Standard">
      <style:text-properties officeooo:rsid="0016f9bf" officeooo:paragraph-rsid="001ce464"/>
    </style:style>
    <style:style style:name="P5" style:family="paragraph" style:parent-style-name="Table_20_Contents">
      <style:text-properties officeooo:rsid="0016f9bf" officeooo:paragraph-rsid="001ce464"/>
    </style:style>
    <style:style style:name="P6" style:family="paragraph" style:parent-style-name="Standard">
      <style:text-properties officeooo:paragraph-rsid="0018c0a6"/>
    </style:style>
    <style:style style:name="P7" style:family="paragraph" style:parent-style-name="Standard">
      <style:text-properties officeooo:rsid="0018c0a6" officeooo:paragraph-rsid="0018c0a6"/>
    </style:style>
    <style:style style:name="P8" style:family="paragraph" style:parent-style-name="Table_20_Contents">
      <style:text-properties officeooo:rsid="0018c0a6" officeooo:paragraph-rsid="0018c0a6"/>
    </style:style>
    <style:style style:name="P9" style:family="paragraph" style:parent-style-name="Standard">
      <style:text-properties officeooo:rsid="0018c0a6" officeooo:paragraph-rsid="001ce464"/>
    </style:style>
    <style:style style:name="P10" style:family="paragraph" style:parent-style-name="Table_20_Contents">
      <style:text-properties officeooo:rsid="0018c0a6" officeooo:paragraph-rsid="001ce464"/>
    </style:style>
    <style:style style:name="P11" style:family="paragraph" style:parent-style-name="Standard">
      <style:text-properties officeooo:paragraph-rsid="001ce464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16f9bf" officeooo:paragraph-rsid="0016f9bf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16f9bf" officeooo:paragraph-rsid="001ce464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18c0a6" officeooo:paragraph-rsid="001ce464"/>
    </style:style>
    <style:style style:name="P15" style:family="paragraph" style:parent-style-name="Standard">
      <style:text-properties fo:font-size="8pt" officeooo:paragraph-rsid="001ce464" style:font-size-asian="8pt" style:font-size-complex="8pt"/>
    </style:style>
    <style:style style:name="P16" style:family="paragraph" style:parent-style-name="Standard">
      <style:text-properties officeooo:paragraph-rsid="001ce464"/>
    </style:style>
    <style:style style:name="P17" style:family="paragraph" style:parent-style-name="Standard">
      <style:paragraph-properties fo:break-before="page"/>
      <style:text-properties officeooo:paragraph-rsid="001ce464"/>
    </style:style>
    <style:style style:name="P18" style:family="paragraph" style:parent-style-name="Table_20_Contents">
      <style:text-properties style:text-underline-style="none" officeooo:rsid="0016f9bf" officeooo:paragraph-rsid="0016f9bf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officeooo:rsid="00209d58" officeooo:paragraph-rsid="00209d58" style:font-style-asian="italic" style:font-style-complex="italic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officeooo:rsid="0016f9bf" officeooo:paragraph-rsid="0016f9bf" style:font-style-asian="italic" style:font-style-complex="italic"/>
    </style:style>
    <style:style style:name="P21" style:family="paragraph" style:parent-style-name="Table_20_Contents">
      <style:text-properties fo:font-style="italic" style:text-underline-style="solid" style:text-underline-width="auto" style:text-underline-color="font-color" officeooo:rsid="0016f9bf" officeooo:paragraph-rsid="0018c0a6" style:font-style-asian="italic" style:font-style-complex="italic"/>
    </style:style>
    <style:style style:name="P22" style:family="paragraph" style:parent-style-name="Table_20_Contents">
      <style:text-properties fo:font-style="italic" style:text-underline-style="solid" style:text-underline-width="auto" style:text-underline-color="font-color" officeooo:rsid="0018c0a6" officeooo:paragraph-rsid="0018c0a6" style:font-style-asian="italic" style:font-style-complex="italic"/>
    </style:style>
    <style:style style:name="P23" style:family="paragraph" style:parent-style-name="Table_20_Contents">
      <style:text-properties fo:font-style="italic" officeooo:rsid="0016f9bf" officeooo:paragraph-rsid="0016f9bf" style:font-style-asian="italic" style:font-style-complex="italic"/>
    </style:style>
    <style:style style:name="P24" style:family="paragraph" style:parent-style-name="Table_20_Contents">
      <style:text-properties fo:font-style="italic" officeooo:rsid="0018c0a6" officeooo:paragraph-rsid="0018c0a6" style:font-style-asian="italic" style:font-style-complex="italic"/>
    </style:style>
    <style:style style:name="P25" style:family="paragraph" style:parent-style-name="Table_20_Contents">
      <style:text-properties fo:font-style="normal" style:text-underline-style="solid" style:text-underline-width="auto" style:text-underline-color="font-color" officeooo:rsid="0016f9bf" officeooo:paragraph-rsid="0016f9bf" style:font-style-asian="normal" style:font-style-complex="normal"/>
    </style:style>
    <style:style style:name="P26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marker-start="Arrowheads_20_2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_OBJECT</text:p>
      <table:table table:name="Table1" table:style-name="Table1">
        <table:table-column table:style-name="Table1.A" table:number-columns-repeated="6"/>
        <table:table-row table:style-name="TableLine140148943694624">
          <table:table-cell table:style-name="Table1.A1" office:value-type="string">
            <text:p text:style-name="P12"><draw:line text:anchor-type="paragraph" draw:z-index="2" draw:name="Line 3" draw:style-name="gr1" draw:text-style-name="P26" svg:x1="0.6945in" svg:y1="7.3091in" svg:x2="0.5638in" svg:y2="0.052in"><text:p/></draw:line><draw:line text:anchor-type="paragraph" draw:z-index="3" draw:name="Line 4" draw:style-name="gr1" draw:text-style-name="P26" svg:x1="0.6157in" svg:y1="6.4929in" svg:x2="0.5638in" svg:y2="0.052in"><text:p/></draw:line><draw:line text:anchor-type="paragraph" draw:z-index="4" draw:name="Line 5" draw:style-name="gr1" draw:text-style-name="P26" svg:x1="0.8417in" svg:y1="5.6421in" svg:x2="0.5638in" svg:y2="0.052in"><text:p/></draw:line><draw:line text:anchor-type="paragraph" draw:z-index="7" draw:name="Line 8" draw:style-name="gr1" draw:text-style-name="P26" svg:x1="6.5102in" svg:y1="2.1004in" svg:x2="0.5638in" svg:y2="0.052in"><text:p/></draw:line><draw:line text:anchor-type="paragraph" draw:z-index="1" draw:name="Line 2" draw:style-name="gr1" draw:text-style-name="P26" svg:x1="1.1283in" svg:y1="8.1421in" svg:x2="0.5638in" svg:y2="0.052in"><text:p/></draw:line><draw:line text:anchor-type="paragraph" draw:z-index="0" draw:name="Line 1" draw:style-name="gr1" draw:text-style-name="P26" svg:x1="1.5882in" svg:y1="8.9937in" svg:x2="0.5638in" svg:y2="0.052in"><text:p/></draw:line>id_no</text:p>
          </table:table-cell>
          <table:table-cell table:style-name="Table1.A1" office:value-type="string">
            <text:p text:style-name="P2">Titl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Year</text:p>
          </table:table-cell>
          <table:table-cell table:style-name="Table1.A1" office:value-type="string">
            <text:p text:style-name="P2">Epoch</text:p>
          </table:table-cell>
          <table:table-cell table:style-name="Table1.F1" office:value-type="string">
            <text:p text:style-name="P23"><draw:line text:anchor-type="paragraph" draw:z-index="8" draw:name="Line 9" draw:style-name="gr1" draw:text-style-name="P26" svg:x1="0.661in" svg:y1="0.0866in" svg:x2="-5.4236in" svg:y2="1.1201in"><text:p/></draw:line>Artist</text:p>
          </table:table-cell>
        </table:table-row>
      </table:table>
      <text:p text:style-name="P1"/>
      <text:p text:style-name="P1"/>
      <text:p text:style-name="P1">ARTIST</text:p>
      <table:table table:name="Table2" table:style-name="Table2">
        <table:table-column table:style-name="Table2.A" table:number-columns-repeated="6"/>
        <table:table-column table:style-name="Table2.G"/>
        <table:table-row table:style-name="TableLine93834841514640">
          <table:table-cell table:style-name="Table2.A1" office:value-type="string">
            <text:p text:style-name="P12">Name</text:p>
          </table:table-cell>
          <table:table-cell table:style-name="Table2.A1" office:value-type="string">
            <text:p text:style-name="P2">DateBorn</text:p>
          </table:table-cell>
          <table:table-cell table:style-name="Table2.A1" office:value-type="string">
            <text:p text:style-name="P2">DateDied</text:p>
          </table:table-cell>
          <table:table-cell table:style-name="Table2.A1" office:value-type="string">
            <text:p text:style-name="P2">Epoch</text:p>
          </table:table-cell>
          <table:table-cell table:style-name="Table2.A1" office:value-type="string">
            <text:p text:style-name="P2">CountryOfOrigin</text:p>
          </table:table-cell>
          <table:table-cell table:style-name="Table2.A1" office:value-type="string">
            <text:p text:style-name="P18">MainStyle</text:p>
          </table:table-cell>
          <table:table-cell table:style-name="Table2.G1" office:value-type="string">
            <text:p text:style-name="P2">Description</text:p>
          </table:table-cell>
        </table:table-row>
      </table:table>
      <text:p text:style-name="P1"/>
      <text:p text:style-name="P1"/>
      <text:p text:style-name="P1">COLLECTIONS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F"/>
        <table:table-column table:style-name="Table3.G"/>
        <table:table-row table:style-name="TableLine93834841731744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2">Typ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Address</text:p>
          </table:table-cell>
          <table:table-cell table:style-name="Table3.A1" office:value-type="string">
            <text:p text:style-name="P2">Phone</text:p>
          </table:table-cell>
          <table:table-cell table:style-name="Table3.A1" office:value-type="string">
            <text:p text:style-name="P2">ContactPerson</text:p>
          </table:table-cell>
          <table:table-cell table:style-name="Table3.G1" office:value-type="string">
            <text:p text:style-name="P19">id_no</text:p>
          </table:table-cell>
        </table:table-row>
      </table:table>
      <text:p text:style-name="P1"/>
      <text:p text:style-name="P1"/>
      <text:p text:style-name="P1">EXHIBITIONS</text:p>
      <table:table table:name="Table4" table:style-name="Table4">
        <table:table-column table:style-name="Table4.A" table:number-columns-repeated="3"/>
        <table:table-row table:style-name="TableLine93834841739008">
          <table:table-cell table:style-name="Table4.A1" office:value-type="string">
            <text:p text:style-name="P12"><draw:line text:anchor-type="paragraph" draw:z-index="5" draw:name="Line 6" draw:style-name="gr1" draw:text-style-name="P26" svg:x1="0.972in" svg:y1="1.9016in" svg:x2="1.2323in" svg:y2="0.1043in"><text:p/></draw:line><draw:line text:anchor-type="paragraph" draw:z-index="6" draw:name="Line 7" draw:style-name="gr1" draw:text-style-name="P26" svg:x1="1.3189in" svg:y1="1.0417in" svg:x2="1.2327in" svg:y2="0.1043in"><text:p/></draw:line>Name</text:p>
          </table:table-cell>
          <table:table-cell table:style-name="Table4.A1" office:value-type="string">
            <text:p text:style-name="P2">StartDate</text:p>
          </table:table-cell>
          <table:table-cell table:style-name="Table4.C1" office:value-type="string">
            <text:p text:style-name="P2">EndDate</text:p>
          </table:table-cell>
        </table:table-row>
      </table:table>
      <text:p text:style-name="P1"/>
      <text:p text:style-name="P1"/>
      <text:p text:style-name="P1">BORROWED</text:p>
      <table:table table:name="Table5" table:style-name="Table5">
        <table:table-column table:style-name="Table5.A" table:number-columns-repeated="3"/>
        <table:table-row table:style-name="TableLine93834841783328">
          <table:table-cell table:style-name="Table5.A1" office:value-type="string">
            <text:p text:style-name="P20">Collection</text:p>
          </table:table-cell>
          <table:table-cell table:style-name="Table5.A1" office:value-type="string">
            <text:p text:style-name="P2">DateBorrowed</text:p>
          </table:table-cell>
          <table:table-cell table:style-name="Table5.C1" office:value-type="string">
            <text:p text:style-name="P2">DateReturned</text:p>
          </table:table-cell>
        </table:table-row>
      </table:table>
      <text:p text:style-name="P1"/>
      <text:p text:style-name="P1"/>
      <text:p text:style-name="P1">PERMANENT_COLLECTION</text:p>
      <table:table table:name="Table6" table:style-name="Table6">
        <table:table-column table:style-name="Table6.A" table:number-columns-repeated="3"/>
        <table:table-column table:style-name="Table6.D"/>
        <table:table-row table:style-name="TableLine93834841799536">
          <table:table-cell table:style-name="Table6.A1" office:value-type="string">
            <text:p text:style-name="P20">Collection</text:p>
          </table:table-cell>
          <table:table-cell table:style-name="Table6.A1" office:value-type="string">
            <text:p text:style-name="P2">DateAquried</text:p>
          </table:table-cell>
          <table:table-cell table:style-name="Table6.A1" office:value-type="string">
            <text:p text:style-name="P2">Status</text:p>
          </table:table-cell>
          <table:table-cell table:style-name="Table6.D1" office:value-type="string">
            <text:p text:style-name="P2">Cost</text:p>
          </table:table-cell>
        </table:table-row>
      </table:table>
      <text:p text:style-name="P1"/>
      <text:p text:style-name="P1"/>
      <text:p text:style-name="P1">PAINTING</text:p>
      <table:table table:name="Table7" table:style-name="Table7">
        <table:table-column table:style-name="Table7.A" table:number-columns-repeated="3"/>
        <table:table-column table:style-name="Table7.D"/>
        <table:table-row table:style-name="TableLine93834841805776">
          <table:table-cell table:style-name="Table7.A1" office:value-type="string">
            <text:p text:style-name="P25">id_no</text:p>
          </table:table-cell>
          <table:table-cell table:style-name="Table7.A1" office:value-type="string">
            <text:p text:style-name="P8">Style</text:p>
          </table:table-cell>
          <table:table-cell table:style-name="Table7.A1" office:value-type="string">
            <text:p text:style-name="P8">PaintType</text:p>
          </table:table-cell>
          <table:table-cell table:style-name="Table7.D1" office:value-type="string">
            <text:p text:style-name="P8">Drawn_on</text:p>
          </table:table-cell>
        </table:table-row>
      </table:table>
      <text:p text:style-name="P1"/>
      <text:p text:style-name="P1"/>
      <text:p text:style-name="P7">SCULPTURE</text:p>
      <table:table table:name="Table8" table:style-name="Table8">
        <table:table-column table:style-name="Table8.A" table:number-columns-repeated="5"/>
        <table:table-row table:style-name="TableLine93834841813296">
          <table:table-cell table:style-name="Table8.A1" office:value-type="string">
            <text:p text:style-name="P21">id_no</text:p>
          </table:table-cell>
          <table:table-cell table:style-name="Table8.A1" office:value-type="string">
            <text:p text:style-name="P8">Style</text:p>
          </table:table-cell>
          <table:table-cell table:style-name="Table8.A1" office:value-type="string">
            <text:p text:style-name="P8">Weight</text:p>
          </table:table-cell>
          <table:table-cell table:style-name="Table8.A1" office:value-type="string">
            <text:p text:style-name="P8">Height</text:p>
          </table:table-cell>
          <table:table-cell table:style-name="Table8.E1" office:value-type="string">
            <text:p text:style-name="P8">Material</text:p>
          </table:table-cell>
        </table:table-row>
      </table:table>
      <text:p text:style-name="P3"/>
      <text:p text:style-name="P3"/>
      <text:p text:style-name="P7">STATUE</text:p>
      <table:table table:name="Table9" table:style-name="Table9">
        <table:table-column table:style-name="Table9.A" table:number-columns-repeated="5"/>
        <table:table-row table:style-name="TableLine93834841820688">
          <table:table-cell table:style-name="Table9.A1" office:value-type="string">
            <text:p text:style-name="P21">id_no</text:p>
          </table:table-cell>
          <table:table-cell table:style-name="Table9.A1" office:value-type="string">
            <text:p text:style-name="P8">Style</text:p>
          </table:table-cell>
          <table:table-cell table:style-name="Table9.A1" office:value-type="string">
            <text:p text:style-name="P8">Weight</text:p>
          </table:table-cell>
          <table:table-cell table:style-name="Table9.A1" office:value-type="string">
            <text:p text:style-name="P8">Height</text:p>
          </table:table-cell>
          <table:table-cell table:style-name="Table9.E1" office:value-type="string">
            <text:p text:style-name="P8">Material</text:p>
          </table:table-cell>
        </table:table-row>
      </table:table>
      <text:p text:style-name="P3"/>
      <text:p text:style-name="P3"/>
      <text:p text:style-name="P7">OTHER</text:p>
      <table:table table:name="Table10" table:style-name="Table10">
        <table:table-column table:style-name="Table10.A" table:number-columns-repeated="3"/>
        <table:table-row table:style-name="TableLine93834841828976">
          <table:table-cell table:style-name="Table10.A1" office:value-type="string">
            <text:p text:style-name="P24">id_no</text:p>
          </table:table-cell>
          <table:table-cell table:style-name="Table10.A1" office:value-type="string">
            <text:p text:style-name="P8">Style</text:p>
          </table:table-cell>
          <table:table-cell table:style-name="Table10.C1" office:value-type="string">
            <text:p text:style-name="P8">Weight</text:p>
          </table:table-cell>
        </table:table-row>
      </table:table>
      <text:p text:style-name="P6"/>
      <text:p text:style-name="P6"/>
      <text:p text:style-name="P7">DISPLAY</text:p>
      <table:table table:name="Table11" table:style-name="Table11">
        <table:table-column table:style-name="Table11.A"/>
        <table:table-column table:style-name="Table11.B"/>
        <table:table-row table:style-name="TableLine93834841837184">
          <table:table-cell table:style-name="Table11.A1" office:value-type="string">
            <text:p text:style-name="P22">id_no</text:p>
          </table:table-cell>
          <table:table-cell table:style-name="Table11.B1" office:value-type="string">
            <text:p text:style-name="P24">Name</text:p>
          </table:table-cell>
        </table:table-row>
      </table:table>
      <text:section text:style-name="Sect1" text:name="Section1">
        <text:p text:style-name="P11"><text:span text:style-name="T1"/></text:p>
        <text:p text:style-name="P17"><text:span text:style-name="T1">CREATE TABLE ARTIST (</text:span></text:p>
        <text:p text:style-name="P15"><text:s text:c="4"/>Name VARCHAR(20) NOT NULL,</text:p>
        <text:p text:style-name="P15"><text:s text:c="4"/>DateBorn DATE,</text:p>
        <text:p text:style-name="P15"><text:s text:c="4"/>DateDied DATE,</text:p>
        <text:p text:style-name="P15"><text:s text:c="4"/>Epoch VARCHAR(20),</text:p>
        <text:p text:style-name="P15"><text:s text:c="4"/>CountryOfOrigin VARCHAR(20),</text:p>
        <text:p text:style-name="P15"><text:s text:c="4"/>MainStyle VARCHAR(20),</text:p>
        <text:p text:style-name="P15"><text:s text:c="4"/>Description VARCHAR(20),</text:p>
        <text:p text:style-name="P15"><text:s text:c="4"/>PRIMARY KEY(Name),</text:p>
        <text:p text:style-name="P15"><text:s text:c="4"/>UNIQUE(Name)</text:p>
        <text:p text:style-name="P15">);</text:p>
        <text:p text:style-name="P15">CREATE TABLE ART_OBJECT (</text:p>
        <text:p text:style-name="P15"><text:s text:c="4"/>id_no INT NOT NULL,</text:p>
        <text:p text:style-name="P15"><text:s text:c="4"/>Title VARCHAR(15),</text:p>
        <text:p text:style-name="P15"><text:s text:c="4"/>Description VARCHAR(50),</text:p>
        <text:p text:style-name="P15"><text:s text:c="4"/>Year INT,</text:p>
        <text:p text:style-name="P15"><text:s text:c="4"/>Artist VARCHAR(20) NOT NULL,</text:p>
        <text:p text:style-name="P15"><text:s text:c="4"/>PRIMARY KEY(id_no),</text:p>
        <text:p text:style-name="P15"><text:s text:c="4"/>UNIQUE(id_no),</text:p>
        <text:p text:style-name="P15"><text:tab/>FOREIGN KEY (Artist) REFERENCES ARTIST(Name)</text:p>
        <text:p text:style-name="P15">);</text:p>
        <text:p text:style-name="P15">CREATE TABLE PAINTING(</text:p>
        <text:p text:style-name="P15"><text:s text:c="4"/>id_no INT NOT NULL,</text:p>
        <text:p text:style-name="P15"><text:s text:c="4"/>Style VARCHAR(20) NOT NULL,</text:p>
        <text:p text:style-name="P15"><text:s text:c="4"/>PaintType VARCHAR(20) NOT NULL,</text:p>
        <text:p text:style-name="P15"><text:s text:c="4"/>Drawn_on VARCHAR(20) NOT NULL,</text:p>
        <text:p text:style-name="P15"><text:s text:c="4"/>PRIMARY KEY(id_no),</text:p>
        <text:p text:style-name="P15"><text:s text:c="4"/>FOREIGN KEY(id_no) REFERENCES ART_OBJECT(id_no)</text:p>
        <text:p text:style-name="P15">);</text:p>
        <text:p text:style-name="P15">CREATE TABLE SCULPTURE(</text:p>
        <text:p text:style-name="P15"><text:s text:c="4"/>id_no INT NOT NULL,</text:p>
        <text:p text:style-name="P15"><text:s text:c="4"/>Style VARCHAR(20) NOT NULL,</text:p>
        <text:p text:style-name="P15"><text:s text:c="4"/>Weight FLOAT NOT NULL,</text:p>
        <text:p text:style-name="P15"><text:s text:c="4"/>Height FLOAT NOT NULL,</text:p>
        <text:p text:style-name="P15"><text:s text:c="4"/>Material VARCHAR(20) NOT NULL,</text:p>
        <text:p text:style-name="P15"><text:s text:c="4"/>PRIMARY KEY(id_no),</text:p>
        <text:p text:style-name="P15"><text:s text:c="4"/>FOREIGN KEY(id_no) REFERENCES ART_OBJECT(id_no)</text:p>
        <text:p text:style-name="P15">);</text:p>
        <text:p text:style-name="P15">CREATE TABLE STATUE(</text:p>
        <text:p text:style-name="P15"><text:s text:c="4"/>id_no INT NOT NULL,</text:p>
        <text:p text:style-name="P15"><text:s text:c="4"/>Style VARCHAR(20) NOT NULL,</text:p>
        <text:p text:style-name="P15"><text:s text:c="4"/>Weight FLOAT NOT NULL,</text:p>
        <text:p text:style-name="P15"><text:s text:c="4"/>Height FLOAT NOT NULL,</text:p>
        <text:p text:style-name="P15"><text:s text:c="4"/>Material VARCHAR(20) NOT NULL,</text:p>
        <text:p text:style-name="P15"><text:s text:c="4"/>PRIMARY KEY(id_no),</text:p>
        <text:p text:style-name="P15"><text:s text:c="4"/>FOREIGN KEY(id_no) REFERENCES ART_OBJECT(id_no)</text:p>
        <text:p text:style-name="P15">);</text:p>
        <text:p text:style-name="P15">CREATE TABLE OTHER(</text:p>
        <text:p text:style-name="P15"><text:s text:c="4"/>id_no INT NOT NULL,</text:p>
        <text:p text:style-name="P15"><text:s text:c="4"/>Style VARCHAR(20) NOT NULL,</text:p>
        <text:p text:style-name="P15"><text:s text:c="4"/>Weight FLOAT NOT NULL,</text:p>
        <text:p text:style-name="P15"><text:s text:c="4"/>PRIMARY KEY(id_no),</text:p>
        <text:p text:style-name="P15"><text:s text:c="4"/>FOREIGN KEY(id_no) REFERENCES ART_OBJECT(id_no)</text:p>
        <text:p text:style-name="P15">);</text:p>
        <text:p text:style-name="P15">CREATE TABLE COLLECTIONS (</text:p>
        <text:p text:style-name="P15"><text:s text:c="4"/>Name VARCHAR(20) NOT NULL,</text:p>
        <text:p text:style-name="P15"><text:s text:c="4"/>Type VARCHAR(20),</text:p>
        <text:p text:style-name="P15"><text:s text:c="4"/>Description VARCHAR(20),</text:p>
        <text:p text:style-name="P15"><text:s text:c="4"/>Address VARCHAR(20),</text:p>
        <text:p text:style-name="P15"><text:s text:c="4"/>Phone VARCHAR(20),</text:p>
        <text:p text:style-name="P15"><text:s text:c="4"/>ContactPerson VARCHAR(20),</text:p>
        <text:p text:style-name="P15"><text:s text:c="4"/>id_no INT NOT NULL,</text:p>
        <text:p text:style-name="P15"><text:s text:c="4"/>PRIMARY KEY(Name),</text:p>
        <text:p text:style-name="P15"><text:s text:c="4"/>FOREIGN KEY(id_no) REFERENCES ART_OBJECT(id_no)</text:p>
        <text:p text:style-name="P15">);</text:p>
        <text:p text:style-name="P15"/>
        <text:p text:style-name="P15">CREATE TABLE BORROWED(</text:p>
        <text:p text:style-name="P15"><text:s text:c="4"/>Collection VARCHAR(20) NOT NULL,</text:p>
        <text:p text:style-name="P15"><text:s text:c="4"/>DateBorrowed DATE NOT NULL,</text:p>
        <text:p text:style-name="P15"><text:s text:c="4"/>DateReturned DATE NOT NULL,</text:p>
        <text:p text:style-name="P15"><text:s text:c="4"/>PRIMARY KEY(Collection),</text:p>
        <text:p text:style-name="P15"><text:s text:c="4"/>FOREIGN KEY (Collection) REFERENCES COLLECTIONS(Name)</text:p>
        <text:p text:style-name="P15">);</text:p>
        <text:p text:style-name="P15">CREATE TABLE PERMANENT_COLLECTION(</text:p>
        <text:p text:style-name="P15"><text:s text:c="4"/>Collection VARCHAR(20) NOT NULL,</text:p>
        <text:p text:style-name="P15"><text:s text:c="4"/>DateAquired DATE NOT NULL,</text:p>
        <text:p text:style-name="P15"><text:s text:c="4"/>Status VARCHAR(20) NOT NULL,</text:p>
        <text:p text:style-name="P15"><text:s text:c="4"/>Cost FLOAT NOT NULL,</text:p>
        <text:p text:style-name="P15"><text:s text:c="4"/>PRIMARY KEY(Collection),</text:p>
        <text:p text:style-name="P15"><text:s text:c="4"/>FOREIGN KEY (Collection) REFERENCES COLLECTIONS(Name)</text:p>
        <text:p text:style-name="P15">);</text:p>
        <text:p text:style-name="P15">CREATE TABLE EXHIBITIONS(</text:p>
        <text:p text:style-name="P15"><text:s text:c="4"/>Name VARCHAR(20) NOT NULL,</text:p>
        <text:p text:style-name="P15"><text:s text:c="4"/>StartDate DATE NOT NULL,</text:p>
        <text:p text:style-name="P15"><text:s text:c="4"/>EndDate DATE NOT NULL,</text:p>
        <text:p text:style-name="P15"><text:s text:c="4"/>PRIMARY KEY(Name)</text:p>
        <text:p text:style-name="P15">);</text:p>
        <text:p text:style-name="P15">CREATE TABLE EXHIBITS(</text:p>
        <text:p text:style-name="P15"><text:s text:c="4"/>id_no INT NOT NULL,</text:p>
        <text:p text:style-name="P15"><text:s text:c="4"/>Name VARCHAR(20) NOT NULL,</text:p>
        <text:p text:style-name="P15"><text:s text:c="4"/>PRIMARY KEY(id_no),</text:p>
        <text:p text:style-name="P15"><text:s text:c="4"/>FOREIGN KEY(id_no) REFERENCES ART_OBJECT(id_no),</text:p>
        <text:p text:style-name="P15"><text:s text:c="4"/>FOREIGN KEY(Name) REFERENCES EXHIBITIONS(Name)</text:p>
        <text:p text:style-name="P15">);</text:p>
        <text:p text:style-name="P15"/>
        <text:p text:style-name="P15"/>
        <text:p text:style-name="P15">INSERT INTO ARTIST(Name, DateBorn, DateDied, Epoch, CountryOfOrigin, MainStyle, Description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4:18:45.251702866</meta:creation-date>
    <dc:date>2021-11-14T19:44:39.774204413</dc:date>
    <meta:editing-duration>PT2H14M50S</meta:editing-duration>
    <meta:editing-cycles>5</meta:editing-cycles>
    <meta:generator>LibreOffice/7.2.1.2$Linux_X86_64 LibreOffice_project/20$Build-2</meta:generator>
    <meta:print-date>2021-11-13T22:19:25.865033552</meta:print-date>
    <meta:document-statistic meta:table-count="11" meta:image-count="0" meta:object-count="0" meta:page-count="2" meta:paragraph-count="154" meta:word-count="347" meta:character-count="2935" meta:non-whitespace-character-count="2461"/>
  </office:meta>
</office:document-meta>
</file>